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writing-mode="lr-tb"/>
    </style:style>
    <style:style style:name="P3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í, pots utilitzar <text:span text:style-name="Emphasis">cgroups v2</text:span> per redirigir els processos que hi assignis perquè utilitzin una interfície de xarxa específica, com <text:span text:style-name="Source_20_Text">wan0</text:span> en comptes de <text:span text:style-name="Source_20_Text">tun0</text:span>. Això es pot aconseguir combinant <text:span text:style-name="Emphasis">cgroups v2</text:span> amb una política de <text:span text:style-name="Emphasis">routing</text:span> avançat (<text:span text:style-name="Emphasis">policy-based routing</text:span>), fent servir taules de <text:span text:style-name="Emphasis">routing</text:span> i regles específiques per a paquets que provenen de processos dins d'un <text:span text:style-name="Emphasis">cgroup</text:span>.</text:p>
      <text:h text:style-name="Heading_20_3" text:outline-level="3">Procediment per fer que un <text:span text:style-name="Emphasis">cgroup</text:span> utilitzi <text:span text:style-name="Source_20_Text">wan0</text:span>:</text:h>
      <text:list xml:id="list5109776473165877968" text:style-name="L1">
        <text:list-item>
          <text:p text:style-name="P3"><text:span text:style-name="Strong_20_Emphasis">Configurar una taula de </text:span><text:span text:style-name="Strong_20_Emphasis"><text:span text:style-name="Emphasis">routing</text:span></text:span><text:span text:style-name="Strong_20_Emphasis"> per a </text:span><text:span text:style-name="Strong_20_Emphasis"><text:span text:style-name="Source_20_Text">wan0</text:span></text:span>: Primer, has de crear una taula de <text:span text:style-name="Emphasis">routing</text:span> específica per a la interfície <text:span text:style-name="Source_20_Text">wan0</text:span>. Edita el fitxer <text:span text:style-name="Source_20_Text">/etc/iproute2/rt_tables</text:span> i afegeix una entrada per a la taula:</text:p>
          <text:p text:style-name="P1">bash</text:p>
          <text:p text:style-name="P1">Copia el codi</text:p>
          <text:p text:style-name="P2"><text:span text:style-name="Source_20_Text">echo "100 wan0_table" &gt;&gt; /etc/iproute2/rt_tables</text:span></text:p>
          <text:p text:style-name="P3">Després, configura la taula de <text:span text:style-name="Emphasis">routing</text:span> perquè utilitzi la interfície <text:span text:style-name="Source_20_Text">wan0</text:span> per defecte:</text:p>
          <text:p text:style-name="P1">bash</text:p>
          <text:p text:style-name="P1">Copia el codi</text:p>
          <text:p text:style-name="P2"><text:span text:style-name="Source_20_Text">ip route add default dev wan0 table wan0_table</text:span></text:p>
        </text:list-item>
        <text:list-item>
          <text:p text:style-name="P3"><text:span text:style-name="Strong_20_Emphasis">Assignar una regla de </text:span><text:span text:style-name="Strong_20_Emphasis"><text:span text:style-name="Emphasis">routing</text:span></text:span><text:span text:style-name="Strong_20_Emphasis"> basada en el marcatge de paquets</text:span>: Utilitzarem <text:span text:style-name="Emphasis">iptables</text:span> per marcar els paquets que provinguin de processos dins d'un <text:span text:style-name="Emphasis">cgroup</text:span> específic i després una regla de <text:span text:style-name="Emphasis">routing</text:span> perquè aquests paquets surtin per <text:span text:style-name="Source_20_Text">wan0</text:span>.</text:p>
          <text:p text:style-name="P3">Primer, creem la regla de <text:span text:style-name="Emphasis">routing</text:span> basada en el marcatge de paquets:</text:p>
          <text:p text:style-name="P1">bash</text:p>
          <text:p text:style-name="P1">Copia el codi</text:p>
          <text:p text:style-name="P2"><text:span text:style-name="Source_20_Text">ip rule add fwmark 1 table wan0_table</text:span></text:p>
        </text:list-item>
        <text:list-item>
          <text:p text:style-name="P3"><text:span text:style-name="Strong_20_Emphasis">Configurar el </text:span><text:span text:style-name="Strong_20_Emphasis"><text:span text:style-name="Emphasis">cgroup</text:span></text:span><text:span text:style-name="Strong_20_Emphasis"> per marcar els paquets</text:span>: <text:span text:style-name="Emphasis">cgroups v2</text:span> permet marcar els paquets IP dels processos dins d'un <text:span text:style-name="Emphasis">cgroup</text:span> per fer <text:span text:style-name="Emphasis">policy routing</text:span>.</text:p>
          <text:p text:style-name="P3">Primer, crea el <text:span text:style-name="Emphasis">cgroup</text:span>:</text:p>
          <text:p text:style-name="P1">bash</text:p>
          <text:p text:style-name="P1">Copia el codi</text:p>
          <text:p text:style-name="P2"><text:span text:style-name="Source_20_Text">mkdir /sys/fs/cgroup/net_cls/mycgroup</text:span></text:p>
          <text:p text:style-name="P3">Assigna una marca als paquets dels processos dins d'aquest <text:span text:style-name="Emphasis">cgroup</text:span>:</text:p>
          <text:p text:style-name="P1">bash</text:p>
          <text:p text:style-name="P1">Copia el codi</text:p>
          <text:p text:style-name="P2"><text:span text:style-name="Source_20_Text">echo 0x100001 &gt; /sys/fs/cgroup/net_cls/mycgroup/net_cls.classid</text:span></text:p>
          <text:p text:style-name="P3">Això marcarà tots els paquets dels processos del <text:span text:style-name="Emphasis">cgroup</text:span> amb el valor <text:span text:style-name="Source_20_Text">1</text:span>, que és el que fem servir en la regla de <text:span text:style-name="Emphasis">routing</text:span> anterior.</text:p>
        </text:list-item>
        <text:list-item>
          <text:p text:style-name="P3"><text:span text:style-name="Strong_20_Emphasis">Marcar paquets amb </text:span><text:span text:style-name="Strong_20_Emphasis"><text:span text:style-name="Emphasis">iptables</text:span></text:span>: Utilitza <text:span text:style-name="Emphasis">iptables</text:span> per marcar els paquets que tenen l'ID de <text:span text:style-name="Emphasis">cgroup</text:span> associat:</text:p>
          <text:p text:style-name="P1">bash</text:p>
          <text:p text:style-name="P1">Copia el codi</text:p>
          <text:p text:style-name="P2"><text:span text:style-name="Source_20_Text">iptables -t mangle -A OUTPUT -m cgroup --cgroup 1 -j MARK --set-mark 1</text:span></text:p>
          <text:p text:style-name="P3"><text:soft-page-break/>Això marcarà tots els paquets sortints dels processos en aquest <text:span text:style-name="Emphasis">cgroup</text:span> amb el <text:span text:style-name="Emphasis">fwmark</text:span> 1, que serà redirigit a la taula de <text:span text:style-name="Emphasis">routing</text:span> de <text:span text:style-name="Source_20_Text">wan0</text:span>.</text:p>
        </text:list-item>
        <text:list-item>
          <text:p text:style-name="P3"><text:span text:style-name="Strong_20_Emphasis">Afegir processos al </text:span><text:span text:style-name="Strong_20_Emphasis"><text:span text:style-name="Emphasis">cgroup</text:span></text:span>: Finalment, afegeix els processos que vols que surtin per <text:span text:style-name="Source_20_Text">wan0</text:span> al <text:span text:style-name="Emphasis">cgroup</text:span>. Pots fer-ho obtenint el PID del procés i afegint-lo:</text:p>
          <text:p text:style-name="P1">bash</text:p>
          <text:p text:style-name="P1">Copia el codi</text:p>
          <text:p text:style-name="P2"><text:span text:style-name="Source_20_Text">echo &lt;PID&gt; &gt; /sys/fs/cgroup/net_cls/mycgroup/cgroup.procs</text:span></text:p>
          <text:p text:style-name="P3">Tots els processos que hi posis sortiran per la interfície <text:span text:style-name="Source_20_Text">wan0</text:span> gràcies al marcatge de paquets i la taula de <text:span text:style-name="Emphasis">routing</text:span> específica.</text:p>
        </text:list-item>
      </text:list>
      <text:h text:style-name="Heading_20_3" text:outline-level="3">Resum:</text:h>
      <text:p text:style-name="Text_20_body">Aquest mètode combina <text:span text:style-name="Emphasis">cgroups v2</text:span>, marcatge de paquets amb <text:span text:style-name="Emphasis">iptables</text:span> i <text:span text:style-name="Emphasis">policy-based routing</text:span> per assegurar que els processos assignats al <text:span text:style-name="Emphasis">cgroup</text:span> surtin per la interfície de xarxa desitjada (<text:span text:style-name="Source_20_Text">wan0</text:span> en aquest cas) en comptes de la VPN (<text:span text:style-name="Source_20_Text">tun0</text:span>).</text:p>
      <text:p text:style-name="Text_20_body">Això permet gestionar múltiples interfícies de xarxa de manera controlada, redirigint tràfic de manera específica segons les necessita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a" fo:country="ES" style:letter-kerning="true" style:font-name-asian="Noto Sans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DejaVu Serif" fo:font-size="14pt" fo:font-weight="bold" style:font-name-asian="Noto Sans CJK SC" style:font-size-asian="14pt" style:font-weight-asian="bold" style:font-name-complex="Noto Sans Devanagar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Noto Sans Mono CJK SC" style:font-size-asian="10pt" style:font-name-complex="DejaVu Sans Mono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Noto Sans Mono CJK SC" style:font-name-complex="DejaVu Sans Mono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9T09:34:54</meta:creation-date>
    <meta:document-statistic meta:table-count="0" meta:image-count="0" meta:object-count="0" meta:page-count="2" meta:paragraph-count="38" meta:word-count="447" meta:character-count="2748"/>
    <dc:date>2024-09-19T09:37:08</dc:date>
    <meta:editing-duration>PT1M9S</meta:editing-duration>
    <meta:editing-cycles>1</meta:editing-cycles>
    <meta:generator>AndrOpen_Office/5.4.2$Unix OpenOffice.org_project/4114m1$Build-9811</meta:generator>
  </office:meta>
</office:document-meta>
</file>